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11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2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5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table:number-columns-repeated="12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 office:value-type="float" office:value="0.8" calcext:value-type="float">
            <text:p>0,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 office:value-type="float" office:value="0.8" calcext:value-type="float">
            <text:p>0,8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9:32:15.408148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27T14:00:10.015756068</dc:date>
    <meta:editing-duration>P1DT11H52M44S</meta:editing-duration>
    <meta:editing-cycles>12</meta:editing-cycles>
    <meta:generator>LibreOffice/5.1.6.2$Linux_X86_64 LibreOffice_project/10m0$Build-2</meta:generator>
    <meta:document-statistic meta:table-count="1" meta:cell-count="392" meta:object-count="0"/>
  </office:meta>
</office:document-meta>
</file>